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margin-left="0in" fo:margin-right="0.25in" fo:text-align="center" style:justify-single-word="false" fo:text-indent="0in" style:auto-text-indent="false"/>
      <style:text-properties style:font-name="Helvetica" fo:font-size="14pt" style:font-size-asian="14pt" style:font-name-complex="Helvetica"/>
    </style:style>
    <style:style style:name="P2" style:family="paragraph" style:parent-style-name="Standard">
      <style:text-properties style:font-name="Times New Roman" fo:font-size="18pt" style:font-size-asian="18pt" style:font-name-complex="Times New Roman"/>
    </style:style>
    <style:style style:name="P3" style:family="paragraph" style:parent-style-name="Standard">
      <style:text-properties fo:font-size="10pt" style:font-size-asian="10pt"/>
    </style:style>
    <style:style style:name="P4" style:family="paragraph" style:parent-style-name="Standard">
      <style:text-properties style:font-name="Helvetica" fo:language="none" fo:country="none" style:language-asian="none" style:country-asian="none" style:font-name-complex="Helvetica" style:font-size-complex="10pt"/>
    </style:style>
    <style:style style:name="P5" style:family="paragraph" style:parent-style-name="Standard">
      <style:text-properties style:font-name="Helvetica" fo:font-size="10pt" style:font-size-asian="10pt" style:font-name-complex="Helvetica"/>
    </style:style>
    <style:style style:name="P6" style:family="paragraph" style:parent-style-name="Standard">
      <style:paragraph-properties fo:break-before="page"/>
      <style:text-properties style:font-name="Helvetica" style:font-name-complex="Helvetica"/>
    </style:style>
    <style:style style:name="P7" style:family="paragraph" style:parent-style-name="Standard">
      <style:paragraph-properties fo:margin-left="0in" fo:margin-right="0in" fo:text-indent="0.5in" style:auto-text-indent="false"/>
      <style:text-properties style:font-name="Helvetica" fo:font-size="10pt" style:font-size-asian="10pt" style:font-name-complex="Helvetica"/>
    </style:style>
    <style:style style:name="P8" style:family="paragraph" style:parent-style-name="Standard">
      <loext:graphic-properties draw:fill="solid" draw:fill-color="#dddddd" draw:opacity="100%"/>
      <style:paragraph-properties fo:background-color="#dddddd"/>
      <style:text-properties style:font-name="Helvetica" fo:font-size="10pt" style:font-size-asian="10pt" style:font-name-complex="Helvetica"/>
    </style:style>
    <style:style style:name="P9" style:family="paragraph" style:parent-style-name="Standard">
      <loext:graphic-properties draw:fill="solid" draw:fill-color="#dddddd" draw:opacity="100%"/>
      <style:paragraph-properties fo:background-color="#dddddd"/>
      <style:text-properties style:font-name="Helvetica" fo:font-size="10pt" style:font-size-asian="10pt" style:font-name-complex="Helvetica" style:font-size-complex="10pt"/>
    </style:style>
    <style:style style:name="P10" style:family="paragraph" style:parent-style-name="Standard">
      <loext:graphic-properties draw:fill="solid" draw:fill-color="#dddddd" draw:opacity="100%"/>
      <style:paragraph-properties fo:background-color="#dddddd"/>
      <style:text-properties style:font-name="Helvetica" fo:font-size="10pt" officeooo:paragraph-rsid="000e6061" style:font-size-asian="10pt" style:font-name-complex="Helvetica" style:font-size-complex="10pt"/>
    </style:style>
    <style:style style:name="P11" style:family="paragraph" style:parent-style-name="Standard">
      <loext:graphic-properties draw:fill="solid" draw:fill-color="#dddddd" draw:opacity="100%"/>
      <style:paragraph-properties fo:background-color="#dddddd"/>
      <style:text-properties style:font-name="Helvetica" fo:font-size="10pt" officeooo:paragraph-rsid="001d44e8" style:font-size-asian="10pt" style:font-name-complex="Helvetica" style:font-size-complex="10pt"/>
    </style:style>
    <style:style style:name="P12" style:family="paragraph" style:parent-style-name="Standard">
      <loext:graphic-properties draw:fill="solid" draw:fill-color="#dddddd" draw:opacity="100%"/>
      <style:paragraph-properties fo:background-color="#dddddd"/>
      <style:text-properties style:font-name="Helvetica" fo:font-size="10pt" officeooo:paragraph-rsid="0019419c" style:font-size-asian="10pt" style:font-name-complex="Helvetica"/>
    </style:style>
    <style:style style:name="P13" style:family="paragraph" style:parent-style-name="Standard">
      <loext:graphic-properties draw:fill="solid" draw:fill-color="#dddddd" draw:opacity="100%"/>
      <style:paragraph-properties fo:background-color="#dddddd"/>
      <style:text-properties style:font-name="Helvetica" fo:font-size="10pt" officeooo:paragraph-rsid="001d44e8" style:font-size-asian="10pt" style:font-name-complex="Helvetica"/>
    </style:style>
    <style:style style:name="P14" style:family="paragraph" style:parent-style-name="Standard">
      <loext:graphic-properties draw:fill="solid" draw:fill-color="#dddddd" draw:opacity="100%"/>
      <style:paragraph-properties fo:background-color="#dddddd"/>
      <style:text-properties style:font-name="Helvetica" fo:font-size="10pt" style:font-size-asian="10pt" style:font-name-complex="Courier New" style:font-size-complex="10pt"/>
    </style:style>
    <style:style style:name="P15" style:family="paragraph" style:parent-style-name="Standard">
      <loext:graphic-properties draw:fill="solid" draw:fill-color="#dddddd" draw:opacity="100%"/>
      <style:paragraph-properties fo:background-color="#dddddd"/>
      <style:text-properties style:font-name="Helvetica" fo:font-size="10pt" style:font-name-asian="Helvetica" style:font-size-asian="10pt" style:font-name-complex="Helvetica"/>
    </style:style>
    <style:style style:name="P16" style:family="paragraph" style:parent-style-name="Standard">
      <loext:graphic-properties draw:fill="solid" draw:fill-color="#dddddd" draw:opacity="100%"/>
      <style:paragraph-properties fo:background-color="#dddddd"/>
    </style:style>
    <style:style style:name="P17" style:family="paragraph" style:parent-style-name="Standard">
      <loext:graphic-properties draw:fill="solid" draw:fill-color="#dddddd" draw:opacity="100%"/>
      <style:paragraph-properties fo:background-color="#dddddd"/>
      <style:text-properties officeooo:paragraph-rsid="001d44e8"/>
    </style:style>
    <style:style style:name="P18" style:family="paragraph" style:parent-style-name="Standard">
      <loext:graphic-properties draw:fill="solid" draw:fill-color="#dddddd" draw:opacity="100%"/>
      <style:paragraph-properties fo:margin-left="0in" fo:margin-right="0in" fo:text-indent="0in" style:auto-text-indent="false" fo:background-color="#dddddd"/>
      <style:text-properties style:font-name="Helvetica" fo:font-size="10pt" style:font-size-asian="10pt" style:font-name-complex="Helvetica"/>
    </style:style>
    <style:style style:name="P19" style:family="paragraph" style:parent-style-name="Heading_20_1" style:master-page-name="Standard">
      <style:paragraph-properties style:page-number="auto"/>
      <style:text-properties style:font-name="Times New Roman" fo:font-size="18pt" style:font-size-asian="18pt" style:font-name-complex="Times New Roman"/>
    </style:style>
    <style:style style:name="P20" style:family="paragraph">
      <loext:graphic-properties draw:fill="solid" draw:fill-color="#ffffff"/>
      <style:paragraph-properties style:writing-mode="lr-tb"/>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font-name="Helvetica" fo:font-size="10pt" style:font-size-asian="10pt" style:font-name-complex="Helvetica"/>
    </style:style>
    <style:style style:name="T4" style:family="text">
      <style:text-properties style:font-name="Helvetica" fo:font-size="10pt" style:font-size-asian="10pt" style:font-name-complex="Helvetica" style:font-size-complex="10pt"/>
    </style:style>
    <style:style style:name="T5" style:family="text">
      <style:text-properties style:font-name="Helvetica" fo:font-size="10pt" officeooo:rsid="00121a3c" style:font-size-asian="10pt" style:font-name-complex="Helvetica" style:font-size-complex="10pt"/>
    </style:style>
    <style:style style:name="T6" style:family="text">
      <style:text-properties style:font-name="Helvetica" fo:font-size="10pt" officeooo:rsid="001d44e8" style:font-size-asian="10pt" style:font-name-complex="Helvetica" style:font-size-complex="10pt"/>
    </style:style>
    <style:style style:name="T7" style:family="text">
      <style:text-properties style:font-name="Helvetica" fo:font-size="10pt" style:font-size-asian="10pt" style:font-name-complex="Courier New" style:font-size-complex="10pt"/>
    </style:style>
    <style:style style:name="T8" style:family="text">
      <style:text-properties style:font-name="Helvetica" fo:font-size="10pt" officeooo:rsid="000cf723" style:font-size-asian="10pt" style:font-name-complex="Courier New" style:font-size-complex="10pt"/>
    </style:style>
    <style:style style:name="T9" style:family="text">
      <style:text-properties style:font-name="Helvetica" fo:font-size="10pt" officeooo:rsid="000e6061" style:font-size-asian="10pt" style:font-name-complex="Courier New" style:font-size-complex="10pt"/>
    </style:style>
    <style:style style:name="T10" style:family="text">
      <style:text-properties style:font-name="Helvetica" fo:font-size="10pt" officeooo:rsid="00121a3c" style:font-size-asian="10pt" style:font-name-complex="Courier New" style:font-size-complex="10pt"/>
    </style:style>
    <style:style style:name="T11" style:family="text">
      <style:text-properties style:font-name="Helvetica" fo:font-size="10pt" officeooo:rsid="001cce12" style:font-size-asian="10pt" style:font-name-complex="Courier New" style:font-size-complex="10pt"/>
    </style:style>
    <style:style style:name="T12" style:family="text">
      <style:text-properties style:font-name="Helvetica" fo:font-size="10pt" style:font-name-asian="Helvetica" style:font-size-asian="10pt" style:font-name-complex="Helvetica"/>
    </style:style>
    <style:style style:name="T13" style:family="text">
      <style:text-properties style:font-name="Helvetica" fo:font-size="10pt" style:font-name-asian="Helvetica" style:font-size-asian="10pt" style:font-name-complex="Helvetica" style:font-size-complex="10pt"/>
    </style:style>
    <style:style style:name="T14" style:family="text">
      <style:text-properties style:font-name="Helvetica" fo:font-size="10pt" officeooo:rsid="001caed1" style:font-name-asian="Helvetica" style:font-size-asian="10pt" style:font-name-complex="Helvetica"/>
    </style:style>
    <style:style style:name="T15" style:family="text">
      <style:text-properties style:font-name-asian="Helvetica"/>
    </style:style>
    <style:style style:name="T16" style:family="text">
      <style:text-properties officeooo:rsid="001caed1" style:font-name-asian="Helvetica"/>
    </style:style>
    <style:style style:name="T17" style:family="text">
      <style:text-properties officeooo:rsid="0019419c" style:font-name-complex="Courier New" style:font-size-complex="10pt"/>
    </style:style>
    <style:style style:name="T18" style:family="text">
      <style:text-properties officeooo:rsid="001cce12" style:font-name-complex="Courier New" style:font-size-complex="10pt"/>
    </style:style>
    <style:style style:name="T19" style:family="text">
      <style:text-properties officeooo:rsid="000ca4c4"/>
    </style:style>
    <style:style style:name="T20" style:family="text">
      <style:text-properties officeooo:rsid="000cf723"/>
    </style:style>
    <style:style style:name="T21" style:family="text">
      <style:text-properties officeooo:rsid="000e6061"/>
    </style:style>
    <style:style style:name="T22" style:family="text">
      <style:text-properties officeooo:rsid="00121a3c"/>
    </style:style>
    <style:style style:name="T23" style:family="text">
      <style:text-properties officeooo:rsid="001335df"/>
    </style:style>
    <style:style style:name="T24" style:family="text">
      <style:text-properties officeooo:rsid="00168f0b"/>
    </style:style>
    <style:style style:name="T25" style:family="text">
      <style:text-properties officeooo:rsid="0017d0ae"/>
    </style:style>
    <style:style style:name="T26" style:family="text">
      <style:text-properties officeooo:rsid="0019419c"/>
    </style:style>
    <style:style style:name="T27" style:family="text">
      <style:text-properties officeooo:rsid="001afb08"/>
    </style:style>
    <style:style style:name="T28" style:family="text">
      <style:text-properties officeooo:rsid="001caed1"/>
    </style:style>
    <style:style style:name="T29" style:family="text">
      <style:text-properties officeooo:rsid="001cce12"/>
    </style:style>
    <style:style style:name="T30" style:family="text">
      <style:text-properties officeooo:rsid="001d44e8"/>
    </style:style>
    <style:style style:name="T31"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in" fo:padding-right="0.1in" fo:padding-top="0.05in" fo:padding-bottom="0.05in" fo:border="0.74pt solid #000000"/>
    </style:style>
    <style:style style:name="gr1"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3193in" fo:min-width="0.4028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Worksheet 37: Hash Tables (Open Address Hashing)</text:h>
      <text:p text:style-name="P2"/>
      <text:p text:style-name="Standard"><text:span text:style-name="T1">In preparation</text:span>: Read Chapter 12 on dictionaries and hash tables.</text:p>
      <text:p text:style-name="Standard"/>
      <text:p text:style-name="Standard">In this chapter we will explore yet another technique that can be used to provide a very fast Bag abstraction. We have seen how containers such as the skip list and the AVL tree can reduce the time to perform operations from O(n) to O(log n). But can we do better? Would it be possible to create a container in which the average time to perform an operation was O(1)? <text:s/>The answer is both yes and no.</text:p>
      <text:p text:style-name="Standard"/>
      <text:p text:style-name="Standard">In chapter 12 you learned about the idea of hashing. To hash a value means to convert it into an integer index. This index is then used to access an array. Unfortunately, two different values may result in the same index. This is termed a collision. There are several different techniques used to deal with the problem of collisions. These will be explored in this and subsequent lessons.</text:p>
      <text:p text:style-name="Standard"><text:s/></text:p>
      <text:p text:style-name="Standard">The first technique you will explore is termed <text:span text:style-name="T2">open-address hashing</text:span>. <text:s/>Here all elements are stored in a single large table. Positions that are not yet filled are given a <text:span text:style-name="T1">null</text:span> value. An eight-element table using Amy’s algorithm would look like the following:</text:p>
      <text:p text:style-name="P4"><draw:frame draw:style-name="fr2" draw:name="Frame1" text:anchor-type="char" svg:x="5.3016in" svg:y="0.098in" svg:width="0.7598in" svg:height="0.2598in" draw:z-index="19"><draw:text-box><text:p text:style-name="P3">7-hpx</text:p></draw:text-box></draw:frame><draw:frame draw:style-name="fr2" draw:name="Frame2" text:anchor-type="char" svg:x="4.5516in" svg:y="0.098in" svg:width="0.7598in" svg:height="0.2598in" draw:z-index="18"><draw:text-box><text:p text:style-name="P3">6-gow</text:p></draw:text-box></draw:frame><draw:frame draw:style-name="fr2" draw:name="Frame3" text:anchor-type="char" svg:x="3.8016in" svg:y="0.098in" svg:width="0.7598in" svg:height="0.2598in" draw:z-index="17"><draw:text-box><text:p text:style-name="P3">5-fnv</text:p></draw:text-box></draw:frame><draw:frame draw:style-name="fr2" draw:name="Frame4" text:anchor-type="char" svg:x="3.0516in" svg:y="0.098in" svg:width="0.7598in" svg:height="0.2598in" draw:z-index="16"><draw:text-box><text:p text:style-name="P3">4-emu</text:p></draw:text-box></draw:frame><draw:frame draw:style-name="fr2" draw:name="Frame5" text:anchor-type="char" svg:x="2.3016in" svg:y="0.098in" svg:width="0.7598in" svg:height="0.2598in" draw:z-index="15"><draw:text-box><text:p text:style-name="P3">3-dlt</text:p></draw:text-box></draw:frame><draw:frame draw:style-name="fr2" draw:name="Frame6" text:anchor-type="char" svg:x="1.5516in" svg:y="0.098in" svg:width="0.7598in" svg:height="0.2598in" draw:z-index="14"><draw:text-box><text:p text:style-name="P3">2-cks</text:p></draw:text-box></draw:frame><draw:frame draw:style-name="fr2" draw:name="Frame7" text:anchor-type="char" svg:x="0.8016in" svg:y="0.098in" svg:width="0.7598in" svg:height="0.2598in" draw:z-index="13"><draw:text-box><text:p text:style-name="P3">1-bjrz</text:p></draw:text-box></draw:frame><draw:frame draw:style-name="fr2" draw:name="Frame8" text:anchor-type="char" svg:x="0.0516in" svg:y="0.098in" svg:width="0.7598in" svg:height="0.2598in" draw:z-index="12"><draw:text-box><text:p text:style-name="P3">0-aiqy</text:p><text:p text:style-name="P3"/></draw:text-box></draw:frame></text:p>
      <text:p text:style-name="P4"><draw:frame draw:style-name="fr2" draw:name="Frame9" text:anchor-type="char" svg:x="5.2957in" svg:y="0.1425in" svg:width="0.7709in" svg:height="0.5209in" draw:z-index="11"><draw:text-box><text:p text:style-name="Standard">Aspen</text:p></draw:text-box></draw:frame><draw:custom-shape text:anchor-type="char" draw:z-index="10" draw:style-name="gr1" draw:text-style-name="P20" svg:width="0.7504in" svg:height="0.5004in" svg:x="4.5563in" svg:y="0.1528in"><text:p/><draw:enhanced-geometry svg:viewBox="0 0 21600 21600" draw:type="rectangle" draw:enhanced-path="M 0 0 L 21600 0 21600 21600 0 21600 0 0 Z N"/></draw:custom-shape><draw:frame draw:style-name="fr2" draw:name="Frame10" text:anchor-type="char" svg:x="3.7957in" svg:y="0.1425in" svg:width="0.7709in" svg:height="0.5209in" draw:z-index="9"><draw:text-box><text:p text:style-name="Standard">Alfred</text:p></draw:text-box></draw:frame><draw:frame draw:style-name="fr2" draw:name="Frame11" text:anchor-type="char" svg:x="3.0457in" svg:y="0.1425in" svg:width="0.7709in" svg:height="0.5209in" draw:z-index="8"><draw:text-box><text:p text:style-name="Standard">Alessia</text:p></draw:text-box></draw:frame><draw:frame draw:style-name="fr2" draw:name="Frame12" text:anchor-type="char" svg:x="2.2957in" svg:y="0.1425in" svg:width="0.7709in" svg:height="0.5209in" draw:z-index="7"><draw:text-box><text:p text:style-name="Standard">Andy</text:p></draw:text-box></draw:frame><draw:custom-shape text:anchor-type="char" draw:z-index="6" draw:style-name="gr1" draw:text-style-name="P20" svg:width="0.7504in" svg:height="0.5004in" svg:x="1.5563in" svg:y="0.1528in"><text:p/><draw:enhanced-geometry svg:viewBox="0 0 21600 21600" draw:type="rectangle" draw:enhanced-path="M 0 0 L 21600 0 21600 21600 0 21600 0 0 Z N"/></draw:custom-shape><draw:custom-shape text:anchor-type="char" draw:z-index="5" draw:style-name="gr1" draw:text-style-name="P20" svg:width="0.7504in" svg:height="0.5004in" svg:x="0.8063in" svg:y="0.1528in"><text:p/><draw:enhanced-geometry svg:viewBox="0 0 21600 21600" draw:type="rectangle" draw:enhanced-path="M 0 0 L 21600 0 21600 21600 0 21600 0 0 Z N"/></draw:custom-shape><draw:frame draw:style-name="fr2" draw:name="Frame13" text:anchor-type="char" svg:x="0.0457in" svg:y="0.1425in" svg:width="0.7709in" svg:height="0.5209in" draw:z-index="4"><draw:text-box><text:p text:style-name="Standard">Amina</text:p></draw:text-box></draw:frame></text:p>
      <text:p text:style-name="Standard"/>
      <text:p text:style-name="Standard"/>
      <text:p text:style-name="Standard"/>
      <text:p text:style-name="Standard">Notice that the table size is different, and so the index values are also different. The letters at the top show characters that hash into the indicated locations. If Anne now joins the club, we will find that the hash value (namely, 5) is the same as for Alfred. So to find a location to store the value Anne we <text:span text:style-name="T2">probe</text:span> for the next free location. This means to simply move forward, position by position, until an empty location is found. In this example the next free location is at position 6.</text:p>
      <text:p text:style-name="Standard"/>
      <text:p text:style-name="P4"><draw:frame draw:style-name="fr2" draw:name="Frame14" text:anchor-type="char" svg:x="5.3016in" svg:y="-0.1783in" svg:width="0.7598in" svg:height="0.2598in" draw:z-index="35"><draw:text-box><text:p text:style-name="P3">7-hpx</text:p></draw:text-box></draw:frame><draw:frame draw:style-name="fr2" draw:name="Frame15" text:anchor-type="char" svg:x="4.5516in" svg:y="-0.1783in" svg:width="0.7598in" svg:height="0.2598in" draw:z-index="34"><draw:text-box><text:p text:style-name="P3">6-gow</text:p></draw:text-box></draw:frame><draw:frame draw:style-name="fr2" draw:name="Frame16" text:anchor-type="char" svg:x="3.8016in" svg:y="-0.1783in" svg:width="0.7598in" svg:height="0.2598in" draw:z-index="33"><draw:text-box><text:p text:style-name="P3">5-fnv</text:p></draw:text-box></draw:frame><draw:frame draw:style-name="fr2" draw:name="Frame17" text:anchor-type="char" svg:x="3.0516in" svg:y="-0.1783in" svg:width="0.7598in" svg:height="0.2598in" draw:z-index="32"><draw:text-box><text:p text:style-name="P3">4-emu</text:p></draw:text-box></draw:frame><draw:frame draw:style-name="fr2" draw:name="Frame18" text:anchor-type="char" svg:x="2.3016in" svg:y="-0.1783in" svg:width="0.7598in" svg:height="0.2598in" draw:z-index="31"><draw:text-box><text:p text:style-name="P3">3-dlt</text:p></draw:text-box></draw:frame><draw:frame draw:style-name="fr2" draw:name="Frame19" text:anchor-type="char" svg:x="1.5516in" svg:y="-0.1783in" svg:width="0.7598in" svg:height="0.2598in" draw:z-index="30"><draw:text-box><text:p text:style-name="P3">2-cks</text:p></draw:text-box></draw:frame><draw:frame draw:style-name="fr2" draw:name="Frame20" text:anchor-type="char" svg:x="0.8016in" svg:y="-0.1783in" svg:width="0.7598in" svg:height="0.2598in" draw:z-index="29"><draw:text-box><text:p text:style-name="P3">1-bjrz</text:p></draw:text-box></draw:frame><draw:frame draw:style-name="fr2" draw:name="Frame21" text:anchor-type="char" svg:x="0.0516in" svg:y="-0.1783in" svg:width="0.7598in" svg:height="0.2598in" draw:z-index="28"><draw:text-box><text:p text:style-name="P3">0-aiqy</text:p><text:p text:style-name="P3"/></draw:text-box></draw:frame><draw:frame draw:style-name="fr2" draw:name="Frame22" text:anchor-type="char" svg:x="5.2957in" svg:y="0.0661in" svg:width="0.7709in" svg:height="0.5209in" draw:z-index="27"><draw:text-box><text:p text:style-name="Standard">Aspen</text:p></draw:text-box></draw:frame><draw:frame draw:style-name="fr2" draw:name="Frame23" text:anchor-type="char" svg:x="4.5457in" svg:y="0.0661in" svg:width="0.7709in" svg:height="0.5209in" draw:z-index="26"><draw:text-box><text:p text:style-name="Standard">Anne</text:p></draw:text-box></draw:frame><draw:frame draw:style-name="fr2" draw:name="Frame24" text:anchor-type="char" svg:x="3.7957in" svg:y="0.0661in" svg:width="0.7709in" svg:height="0.5209in" draw:z-index="25"><draw:text-box><text:p text:style-name="Standard">Alfred</text:p></draw:text-box></draw:frame><draw:frame draw:style-name="fr2" draw:name="Frame25" text:anchor-type="char" svg:x="3.0457in" svg:y="0.0661in" svg:width="0.7709in" svg:height="0.5209in" draw:z-index="24"><draw:text-box><text:p text:style-name="Standard">Alessia</text:p></draw:text-box></draw:frame><draw:frame draw:style-name="fr2" draw:name="Frame26" text:anchor-type="char" svg:x="2.2957in" svg:y="0.0661in" svg:width="0.7709in" svg:height="0.5209in" draw:z-index="23"><draw:text-box><text:p text:style-name="Standard">Andy</text:p></draw:text-box></draw:frame><draw:custom-shape text:anchor-type="char" draw:z-index="22" draw:style-name="gr1" draw:text-style-name="P20" svg:width="0.7504in" svg:height="0.5004in" svg:x="1.5563in" svg:y="0.0764in"><text:p/><draw:enhanced-geometry svg:viewBox="0 0 21600 21600" draw:type="rectangle" draw:enhanced-path="M 0 0 L 21600 0 21600 21600 0 21600 0 0 Z N"/></draw:custom-shape><draw:custom-shape text:anchor-type="char" draw:z-index="21" draw:style-name="gr1" draw:text-style-name="P20" svg:width="0.7504in" svg:height="0.5004in" svg:x="0.8063in" svg:y="0.0764in"><text:p/><draw:enhanced-geometry svg:viewBox="0 0 21600 21600" draw:type="rectangle" draw:enhanced-path="M 0 0 L 21600 0 21600 21600 0 21600 0 0 Z N"/></draw:custom-shape><draw:frame draw:style-name="fr2" draw:name="Frame27" text:anchor-type="char" svg:x="0.0457in" svg:y="0.0661in" svg:width="0.7709in" svg:height="0.5209in" draw:z-index="20"><draw:text-box><text:p text:style-name="Standard">Amina</text:p></draw:text-box></draw:frame></text:p>
      <text:p text:style-name="Standard"/>
      <text:p text:style-name="Standard"/>
      <text:p text:style-name="Standard"/>
      <text:p text:style-name="Standard">No suppose Agnes wishes to join the club. Her hash value, 6, is already filled. The probe moves forward to the next position, and when the end of the array is reached it continues with the first element, eventually finding position 1:</text:p>
      <text:p text:style-name="Standard"/>
      <text:p text:style-name="Standard"/>
      <text:p text:style-name="P4"><draw:frame draw:style-name="fr2" draw:name="Frame28" text:anchor-type="char" svg:x="5.1764in" svg:y="-0.2299in" svg:width="0.7598in" svg:height="0.2598in" draw:z-index="51"><draw:text-box><text:p text:style-name="P3">7-hpx</text:p></draw:text-box></draw:frame><draw:frame draw:style-name="fr2" draw:name="Frame29" text:anchor-type="char" svg:x="4.4264in" svg:y="-0.2299in" svg:width="0.7598in" svg:height="0.2598in" draw:z-index="50"><draw:text-box><text:p text:style-name="P3">6-gow</text:p></draw:text-box></draw:frame><draw:frame draw:style-name="fr2" draw:name="Frame30" text:anchor-type="char" svg:x="3.6764in" svg:y="-0.2299in" svg:width="0.7598in" svg:height="0.2598in" draw:z-index="49"><draw:text-box><text:p text:style-name="P3">5-fnv</text:p></draw:text-box></draw:frame><draw:frame draw:style-name="fr2" draw:name="Frame31" text:anchor-type="char" svg:x="2.9264in" svg:y="-0.2299in" svg:width="0.7598in" svg:height="0.2598in" draw:z-index="48"><draw:text-box><text:p text:style-name="P3">4-emu</text:p></draw:text-box></draw:frame><draw:frame draw:style-name="fr2" draw:name="Frame32" text:anchor-type="char" svg:x="2.1764in" svg:y="-0.2299in" svg:width="0.7598in" svg:height="0.2598in" draw:z-index="47"><draw:text-box><text:p text:style-name="P3">3-dlt</text:p></draw:text-box></draw:frame><draw:frame draw:style-name="fr2" draw:name="Frame33" text:anchor-type="char" svg:x="1.4264in" svg:y="-0.2299in" svg:width="0.7598in" svg:height="0.2598in" draw:z-index="46"><draw:text-box><text:p text:style-name="P3">2-cks</text:p></draw:text-box></draw:frame><draw:frame draw:style-name="fr2" draw:name="Frame34" text:anchor-type="char" svg:x="0.6764in" svg:y="-0.2299in" svg:width="0.7598in" svg:height="0.2598in" draw:z-index="45"><draw:text-box><text:p text:style-name="P3">1-bjrz</text:p></draw:text-box></draw:frame><draw:frame draw:style-name="fr2" draw:name="Frame35" text:anchor-type="char" svg:x="-0.0736in" svg:y="-0.2299in" svg:width="0.7598in" svg:height="0.2598in" draw:z-index="44"><draw:text-box><text:p text:style-name="P3">0-aiqy</text:p><text:p text:style-name="P3"/></draw:text-box></draw:frame><draw:frame draw:style-name="fr2" draw:name="Frame36" text:anchor-type="char" svg:x="5.1709in" svg:y="0.0146in" svg:width="0.7709in" svg:height="0.5209in" draw:z-index="43"><draw:text-box><text:p text:style-name="Standard">Aspen</text:p></draw:text-box></draw:frame><draw:frame draw:style-name="fr2" draw:name="Frame37" text:anchor-type="char" svg:x="4.4209in" svg:y="0.0146in" svg:width="0.7709in" svg:height="0.5209in" draw:z-index="42"><draw:text-box><text:p text:style-name="Standard">Anne</text:p></draw:text-box></draw:frame><draw:frame draw:style-name="fr2" draw:name="Frame38" text:anchor-type="char" svg:x="3.6709in" svg:y="0.0146in" svg:width="0.7709in" svg:height="0.5209in" draw:z-index="41"><draw:text-box><text:p text:style-name="Standard">Alfred</text:p></draw:text-box></draw:frame><draw:frame draw:style-name="fr2" draw:name="Frame39" text:anchor-type="char" svg:x="2.9209in" svg:y="0.0146in" svg:width="0.7709in" svg:height="0.5209in" draw:z-index="40"><draw:text-box><text:p text:style-name="Standard">Alessia</text:p></draw:text-box></draw:frame><draw:frame draw:style-name="fr2" draw:name="Frame40" text:anchor-type="char" svg:x="2.1709in" svg:y="0.0146in" svg:width="0.7709in" svg:height="0.5209in" draw:z-index="39"><draw:text-box><text:p text:style-name="Standard">Andy</text:p></draw:text-box></draw:frame><draw:custom-shape text:anchor-type="char" draw:z-index="38" draw:style-name="gr1" draw:text-style-name="P20" svg:width="0.7504in" svg:height="0.5004in" svg:x="1.4311in" svg:y="0.0252in"><text:p/><draw:enhanced-geometry svg:viewBox="0 0 21600 21600" draw:type="rectangle" draw:enhanced-path="M 0 0 L 21600 0 21600 21600 0 21600 0 0 Z N"/></draw:custom-shape><draw:frame draw:style-name="fr2" draw:name="Frame41" text:anchor-type="char" svg:x="0.6709in" svg:y="0.0146in" svg:width="0.7709in" svg:height="0.5209in" draw:z-index="37"><draw:text-box><text:p text:style-name="Standard">Agnes</text:p></draw:text-box></draw:frame><draw:frame draw:style-name="fr2" draw:name="Frame42" text:anchor-type="char" svg:x="-0.0791in" svg:y="0.0146in" svg:width="0.7709in" svg:height="0.5209in" draw:z-index="36"><draw:text-box><text:p text:style-name="Standard">Amina</text:p></draw:text-box></draw:frame></text:p>
      <text:p text:style-name="Standard"/>
      <text:p text:style-name="Standard"/>
      <text:p text:style-name="Standard"/>
      <text:p text:style-name="Standard"><text:soft-page-break/>Finally, suppose Alan wishes to join the club. He finds that his hash location, 0, is filled by Amina. The next free location is not until position 2:</text:p>
      <text:p text:style-name="Standard"/>
      <text:p text:style-name="P4"><draw:frame draw:style-name="fr2" draw:name="Frame43" text:anchor-type="char" svg:x="5.1764in" svg:y="-0.1307in" svg:width="0.7598in" svg:height="0.2598in" draw:z-index="67"><draw:text-box><text:p text:style-name="P3">7-hpx</text:p></draw:text-box></draw:frame><draw:frame draw:style-name="fr2" draw:name="Frame44" text:anchor-type="char" svg:x="4.4264in" svg:y="-0.1307in" svg:width="0.7598in" svg:height="0.2598in" draw:z-index="66"><draw:text-box><text:p text:style-name="P3">6-gow</text:p></draw:text-box></draw:frame><draw:frame draw:style-name="fr2" draw:name="Frame45" text:anchor-type="char" svg:x="3.6764in" svg:y="-0.1307in" svg:width="0.7598in" svg:height="0.2598in" draw:z-index="65"><draw:text-box><text:p text:style-name="P3">5-fnv</text:p></draw:text-box></draw:frame><draw:frame draw:style-name="fr2" draw:name="Frame46" text:anchor-type="char" svg:x="2.9264in" svg:y="-0.1307in" svg:width="0.7598in" svg:height="0.2598in" draw:z-index="64"><draw:text-box><text:p text:style-name="P3">4-emu</text:p></draw:text-box></draw:frame><draw:frame draw:style-name="fr2" draw:name="Frame47" text:anchor-type="char" svg:x="2.1764in" svg:y="-0.1307in" svg:width="0.7598in" svg:height="0.2598in" draw:z-index="63"><draw:text-box><text:p text:style-name="P3">3-dlt</text:p></draw:text-box></draw:frame><draw:frame draw:style-name="fr2" draw:name="Frame48" text:anchor-type="char" svg:x="1.4264in" svg:y="-0.1307in" svg:width="0.7598in" svg:height="0.2598in" draw:z-index="62"><draw:text-box><text:p text:style-name="P3">2-cks</text:p></draw:text-box></draw:frame><draw:frame draw:style-name="fr2" draw:name="Frame49" text:anchor-type="char" svg:x="0.6764in" svg:y="-0.1307in" svg:width="0.7598in" svg:height="0.2598in" draw:z-index="61"><draw:text-box><text:p text:style-name="P3">1-bjrz</text:p></draw:text-box></draw:frame><draw:frame draw:style-name="fr2" draw:name="Frame50" text:anchor-type="char" svg:x="-0.0736in" svg:y="-0.1307in" svg:width="0.7598in" svg:height="0.2598in" draw:z-index="60"><draw:text-box><text:p text:style-name="P3">0-aiqy</text:p><text:p text:style-name="P3"/></draw:text-box></draw:frame><draw:frame draw:style-name="fr2" draw:name="Frame51" text:anchor-type="char" svg:x="5.1709in" svg:y="0.1138in" svg:width="0.7709in" svg:height="0.5209in" draw:z-index="59"><draw:text-box><text:p text:style-name="Standard">Aspen</text:p></draw:text-box></draw:frame><draw:frame draw:style-name="fr2" draw:name="Frame52" text:anchor-type="char" svg:x="4.4209in" svg:y="0.1138in" svg:width="0.7709in" svg:height="0.5209in" draw:z-index="58"><draw:text-box><text:p text:style-name="Standard">Anne</text:p></draw:text-box></draw:frame><draw:frame draw:style-name="fr2" draw:name="Frame53" text:anchor-type="char" svg:x="3.6709in" svg:y="0.1138in" svg:width="0.7709in" svg:height="0.5209in" draw:z-index="57"><draw:text-box><text:p text:style-name="Standard">Alfred</text:p></draw:text-box></draw:frame><draw:frame draw:style-name="fr2" draw:name="Frame54" text:anchor-type="char" svg:x="2.9209in" svg:y="0.1138in" svg:width="0.7709in" svg:height="0.5209in" draw:z-index="56"><draw:text-box><text:p text:style-name="Standard">Alessia</text:p></draw:text-box></draw:frame><draw:frame draw:style-name="fr2" draw:name="Frame55" text:anchor-type="char" svg:x="2.1709in" svg:y="0.1138in" svg:width="0.7709in" svg:height="0.5209in" draw:z-index="55"><draw:text-box><text:p text:style-name="Standard">Andy</text:p></draw:text-box></draw:frame><draw:frame draw:style-name="fr2" draw:name="Frame56" text:anchor-type="char" svg:x="1.4209in" svg:y="0.1138in" svg:width="0.7709in" svg:height="0.5209in" draw:z-index="54"><draw:text-box><text:p text:style-name="Standard">Alan</text:p></draw:text-box></draw:frame><draw:frame draw:style-name="fr2" draw:name="Frame57" text:anchor-type="char" svg:x="0.6709in" svg:y="0.1138in" svg:width="0.7709in" svg:height="0.5209in" draw:z-index="53"><draw:text-box><text:p text:style-name="Standard">Agnes</text:p></draw:text-box></draw:frame><draw:frame draw:style-name="fr2" draw:name="Frame58" text:anchor-type="char" svg:x="-0.0791in" svg:y="0.1138in" svg:width="0.7709in" svg:height="0.5209in" draw:z-index="52"><draw:text-box><text:p text:style-name="Standard">Amina</text:p></draw:text-box></draw:frame></text:p>
      <text:p text:style-name="Standard"/>
      <text:p text:style-name="Standard"/>
      <text:p text:style-name="Standard"/>
      <text:p text:style-name="Standard"/>
      <text:p text:style-name="Standard">To see if a value is contained in a hash table the test value is first hashed. But just because the value is not found at the given location doesn’t mean that it is not in the table. Think about searching the table above for the value Alan, for example. Instead, an unsuccessful test must continue to probe, moving forward until either the value is found or an empty location is encountered. (We will assume that our hash table contains pointers to elements, so that an empty position is indicated by an empty pointer).</text:p>
      <text:p text:style-name="Standard"/>
      <text:p text:style-name="Standard">Removing an element from an open hash table is problematic. We cannot simply replace the location with a null entry, as this might interfere with subsequent search operations. Imagine that we replaced Agnes with a null value in the table given above, and then once more performed a search for Alan. What would happen?</text:p>
      <text:p text:style-name="Standard"/>
      <text:p text:style-name="Standard">One solution to this problem is to not allow removals. This is the technique we will use. The second solution is to create a special type of marker termed a <text:span text:style-name="T2">tombstone</text:span>. A tombstone replaces a deleted value, can be replaced by another newly inserted value, but does not halt the search.</text:p>
      <text:p text:style-name="Standard"/>
      <text:p text:style-name="Standard">Complete the implementation of the HashTableBag based on these ideas. The initial size of the table is here fixed at 17. The data field tablesize holds the size of the table. The table should be resized if the load factor becomes larger than 0.75. Because the table contains pointers, the field in the struct is declared as a pointer to a pointer, using the double star notation. The variable count should represent the number of elements in the table. The macro HASH is used to compute the hash value. The calculation of the hash index is performed using long integers. The reason for this is explored in Chapter 12.</text:p>
      <text:p text:style-name="P6"/>
      <text:p text:style-name="P5">struct openHashTable {</text:p>
      <text:p text:style-name="Standard"><text:span text:style-name="T12"><text:s text:c="3"/></text:span><text:span text:style-name="T3">TYPE ** table;</text:span></text:p>
      <text:p text:style-name="P5"><text:span text:style-name="T15"><text:s text:c="3"/></text:span>int tablesize;</text:p>
      <text:p text:style-name="P5"><text:span text:style-name="T15"><text:s text:c="3"/></text:span>int count;</text:p>
      <text:p text:style-name="P5">};</text:p>
      <text:p text:style-name="P5"/>
      <text:p text:style-name="P5">void initOpenHashTable (struct openHashTable * ht, int size) {</text:p>
      <text:p text:style-name="P5"><text:span text:style-name="T15"><text:s text:c="3"/></text:span>int i;</text:p>
      <text:p text:style-name="P5"><text:span text:style-name="T15"><text:s text:c="3"/></text:span>assert (size &gt; 0);</text:p>
      <text:p text:style-name="Standard"><text:span text:style-name="T12"><text:s text:c="3"/></text:span><text:span text:style-name="T3">ht-&gt;table = (TYPE **) malloc(size * sizeof(TYPE *));</text:span></text:p>
      <text:p text:style-name="P5"><text:span text:style-name="T15"><text:s text:c="3"/></text:span>assert(ht-&gt;table != 0);</text:p>
      <text:p text:style-name="P5"><text:span text:style-name="T15"><text:s text:c="3"/></text:span>for (I = 0; I &lt; size; i++)</text:p>
      <text:p text:style-name="P7"><text:span text:style-name="T15"><text:s/></text:span>ht-&gt;table[i] = 0; /* initialize empty */</text:p>
      <text:p text:style-name="Standard"><text:span text:style-name="T12"><text:s text:c="3"/></text:span><text:span text:style-name="T3">ht-&gt;tablesize = size;</text:span></text:p>
      <text:p text:style-name="P5"><text:span text:style-name="T15"><text:s text:c="3"/></text:span>ht-&gt;count = 0;</text:p>
      <text:p text:style-name="P5">}</text:p>
      <text:p text:style-name="P5"/>
      <text:p text:style-name="P5">int openHashTableSize (struct openHashTable *ht) { return ht-&gt;count; }</text:p>
      <text:p text:style-name="P5"/>
      <text:p text:style-name="P8">void openHashTableAdd (struct openHashTable * ht, TYPE <text:s/>newValue) {</text:p>
      <text:p text:style-name="P16"><text:span text:style-name="T13"><text:tab/></text:span><text:span text:style-name="T7">int idx, </text:span><text:span text:style-name="T11">count</text:span><text:span text:style-name="T7">; </text:span></text:p>
      <text:p text:style-name="P9"/>
      <text:p text:style-name="P16"><text:span text:style-name="T12"><text:s text:c="13"/></text:span><text:span text:style-name="T3">/* Make sure we have space and under the load factor threshold*/ </text:span></text:p>
      <text:p text:style-name="P16"><text:span text:style-name="T12"><text:s text:c="3"/><text:tab/></text:span><text:span text:style-name="T3">if ((ht-&gt;count / (double) ht-&gt;tablesize) &gt; 0.75) </text:span></text:p>
      <text:p text:style-name="P18"><text:s text:c="2"/><text:tab/><text:tab/>resizeOpenHashTable(ht);</text:p>
      <text:p text:style-name="P8"><text:span text:style-name="T15"><text:s text:c="2"/><text:tab/></text:span>ht-&gt;count++;</text:p>
      <text:p text:style-name="P8"/>
      <text:p text:style-name="P16"><text:span text:style-name="T12"><text:s/><text:tab/></text:span><text:span text:style-name="T3">idx </text:span><text:span text:style-name="T7">= HASH(newValue) % ht-&gt;tablesize;</text:span></text:p>
      <text:p text:style-name="P15"><text:s text:c="4"/></text:p>
      <text:p text:style-name="P16"><text:span text:style-name="T12"><text:s text:c="2"/><text:tab/></text:span><text:span text:style-name="T3">/* To be safe, use only positive arithmetic. <text:s/>% may behave very differently on diff<text:tab/> </text:span></text:p>
      <text:p text:style-name="P16"><text:span text:style-name="T12"><text:s text:c="3"/><text:tab/></text:span><text:span text:style-name="T3">implementations or diff languages . <text:s/>However, you can do the following to deal with a </text:span></text:p>
      <text:p text:style-name="P16"><text:span text:style-name="T12"><text:s text:c="3"/><text:tab/></text:span><text:span text:style-name="T3">negative result from HASH <text:s/>*/</text:span></text:p>
      <text:p text:style-name="P14"/>
      <text:p text:style-name="P16"><text:span text:style-name="T13"><text:s text:c="4"/><text:tab/></text:span><text:span text:style-name="T7">if (idx &lt; 0) idx += ht-&gt;tablesize;</text:span></text:p>
      <text:p text:style-name="P9"><text:s text:c="4"/></text:p>
      <text:p text:style-name="P9"><text:tab/><text:span text:style-name="T22">while(ht-&gt;table[idx] != 0 &amp;&amp; count != ht-&gt;count){</text:span></text:p>
      <text:p text:style-name="P9"><text:tab/><text:tab/><text:span text:style-name="T28">if(idx &lt; ht-&gt;tablesize-1){</text:span></text:p>
      <text:p text:style-name="P9"><text:tab/><text:tab/><text:tab/><text:span text:style-name="T28">idx++;</text:span></text:p>
      <text:p text:style-name="P9"><text:tab/><text:tab/><text:span text:style-name="T28">}</text:span></text:p>
      <text:p text:style-name="P9"><text:tab/><text:tab/><text:span text:style-name="T28">else{</text:span></text:p>
      <text:p text:style-name="P9"><text:tab/><text:tab/><text:tab/><text:span text:style-name="T28">idx = 0;</text:span></text:p>
      <text:p text:style-name="P9"><text:tab/><text:tab/><text:span text:style-name="T28">}</text:span></text:p>
      <text:p text:style-name="P9"><text:tab/><text:tab/><text:span text:style-name="T29">count++</text:span></text:p>
      <text:p text:style-name="P15"><text:tab/><text:span text:style-name="T28">}</text:span></text:p>
      <text:p text:style-name="P8"><text:tab/><text:span text:style-name="T28">if( count != ht-&gt;count){</text:span></text:p>
      <text:p text:style-name="P8"><text:tab/><text:tab/><text:span text:style-name="T29">ht-&gt;table[idx] = newValue;</text:span></text:p>
      <text:p text:style-name="P8"><text:tab/><text:span text:style-name="T29">}</text:span></text:p>
      <text:p text:style-name="P8"/>
      <text:p text:style-name="P8">}</text:p>
      <text:p text:style-name="P5"/>
      <text:p text:style-name="P5"/>
      <text:p text:style-name="P8">int openHashTableBagContains (struct openHashTable *ht, TYPE <text:s/>newValue) {</text:p>
      <text:p text:style-name="P8"/>
      <text:p text:style-name="P14"><text:tab/>int idx, <text:span text:style-name="T30">count</text:span>; </text:p>
      <text:p text:style-name="P14"/>
      <text:p text:style-name="P16"><text:soft-page-break/><text:span text:style-name="T3"><text:tab/>idx </text:span><text:span text:style-name="T7">= HASH(newValue) % ht-&gt;tablesize;</text:span></text:p>
      <text:p text:style-name="P16"><text:span text:style-name="T13"><text:s text:c="4"/><text:tab/><text:tab/></text:span><text:span text:style-name="T7">if (idx &lt; 0) idx += ht-&gt;tablesize;</text:span></text:p>
      <text:p text:style-name="P17"><text:span text:style-name="T7"><text:tab/></text:span></text:p>
      <text:p text:style-name="P17"><text:span text:style-name="T10"><text:tab/></text:span><text:span text:style-name="T5">while(ht-&gt;table[idx] != 0 &amp;&amp; count != ht-&gt;count){</text:span></text:p>
      <text:p text:style-name="P17"><text:span text:style-name="T5"><text:tab/><text:tab/></text:span><text:span text:style-name="T6">if(*(ht-&gt;table[idx]) == newValue){</text:span></text:p>
      <text:p text:style-name="P17"><text:span text:style-name="T6"><text:tab/><text:tab/><text:tab/>return 1;</text:span></text:p>
      <text:p text:style-name="P17"><text:span text:style-name="T6"><text:tab/><text:tab/>}else{</text:span></text:p>
      <text:p text:style-name="P11"><text:tab/><text:tab/><text:tab/><text:span text:style-name="T28">if(idx &lt; ht-&gt;tablesize-1){</text:span></text:p>
      <text:p text:style-name="P11"><text:tab/><text:tab/><text:tab/><text:tab/><text:span text:style-name="T28">idx++;</text:span></text:p>
      <text:p text:style-name="P11"><text:tab/><text:tab/><text:tab/><text:span text:style-name="T28">}</text:span></text:p>
      <text:p text:style-name="P11"><text:tab/><text:tab/><text:tab/><text:span text:style-name="T28">else{</text:span></text:p>
      <text:p text:style-name="P11"><text:tab/><text:tab/><text:tab/><text:tab/><text:span text:style-name="T28">idx = 0;</text:span></text:p>
      <text:p text:style-name="P11"><text:tab/><text:tab/><text:tab/><text:span text:style-name="T28">}</text:span></text:p>
      <text:p text:style-name="P11"><text:tab/><text:tab/><text:tab/><text:span text:style-name="T29">count++</text:span></text:p>
      <text:p text:style-name="P11"><text:tab/><text:tab/><text:span text:style-name="T30">}</text:span></text:p>
      <text:p text:style-name="P17"><text:span text:style-name="T12"><text:tab/></text:span><text:span text:style-name="T14">}</text:span><text:span text:style-name="T8"><text:tab/></text:span><text:span text:style-name="T4"><text:tab/></text:span></text:p>
      <text:p text:style-name="P9"><text:tab/><text:span text:style-name="T20">return 0;</text:span></text:p>
      <text:p text:style-name="P9"><text:tab/></text:p>
      <text:p text:style-name="P8">}</text:p>
      <text:p text:style-name="P5"/>
      <text:p text:style-name="P8">void _resizeOpenHashTable (struct openHashTable *ht) {</text:p>
      <text:p text:style-name="P8"><text:tab/><text:span text:style-name="T23">assert(ht != 0);</text:span></text:p>
      <text:p text:style-name="P8"><text:tab/><text:span text:style-name="T23">TYPE** temp = (TYPE**)malloc(((ht-&gt;tablesize)*2) * sizeof(TYPE*));</text:span></text:p>
      <text:p text:style-name="P8"><text:tab/><text:span text:style-name="T24">assert(temp != 0);</text:span></text:p>
      <text:p text:style-name="P8"><text:tab/><text:span text:style-name="T24">ht-&gt;tablesize = (ht-&gt;tablesize) * 2;</text:span></text:p>
      <text:p text:style-name="P8"/>
      <text:p text:style-name="P8"><text:tab/><text:span text:style-name="T24">for(int i = 0; i &lt; (ht-&gt;tablesize); i++){</text:span></text:p>
      <text:p text:style-name="P8"><text:tab/><text:tab/><text:span text:style-name="T25">temp[i] = 0;</text:span></text:p>
      <text:p text:style-name="P8"><text:tab/><text:span text:style-name="T25">}</text:span></text:p>
      <text:p text:style-name="P8"><text:tab/></text:p>
      <text:p text:style-name="P8"><text:tab/><text:span text:style-name="T25">for(int i = 0; i &lt; (ht-&gt;tablesize)/2; i++){</text:span></text:p>
      <text:p text:style-name="P8"><text:tab/><text:tab/><text:span text:style-name="T25">if(ht-&gt;table[i] != 0){</text:span></text:p>
      <text:p text:style-name="P12"><text:tab/><text:tab/><text:tab/><text:span text:style-name="T26">idx = </text:span><text:span text:style-name="T17">HASH(*(ht-&gt;table[i])) % ht-&gt;tablesize;</text:span></text:p>
      <text:p text:style-name="P12"><text:span text:style-name="T17"><text:tab/><text:tab/><text:tab/>(*(temp[idx])) = (*(ht-&gt;table[i]));</text:span></text:p>
      <text:p text:style-name="P12"><text:span text:style-name="T17"><text:tab/><text:tab/>}</text:span></text:p>
      <text:p text:style-name="P8"><text:tab/><text:span text:style-name="T27">}</text:span></text:p>
      <text:p text:style-name="P8"><text:tab/><text:span text:style-name="T27">free(ht-&gt;table);</text:span></text:p>
      <text:p text:style-name="P8"><text:tab/><text:span text:style-name="T27">ht-&gt;table = temp;</text:span></text:p>
      <text:p text:style-name="P8"><text:tab/><text:span text:style-name="T27">temp = 0</text:span></text:p>
      <text:p text:style-name="P8"/>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align="center" style:justify-single-word="false" fo:text-indent="0in" style:auto-text-indent="false"/>
      <style:text-properties style:font-name="Helvetica" fo:font-size="14pt" style:font-size-asian="14pt" style:font-name-complex="Helvetica"/>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Worksheet 37: Open Address Hash Tables <text:s text:c="2"/>Name:</text:p>
      </style:header>
      <style:footer>
        <text:p text:style-name="MP1"><draw:frame draw:style-name="Mfr1" draw:name="Frame59" text:anchor-type="paragraph" svg:y="0.0008in" draw:z-index="3"><draw:text-box fo:min-height="0.0228in" fo:min-width="0.0161in"><text:p text:style-name="Footer"><text:span text:style-name="Page_20_Number"><text:page-number text:select-page="current">4</text:page-number></text:span></text:p></draw:text-box></draw:frame>An Active Learning Approach to Data Structures using 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son: Hash Tables (Open Address Hashing)</dc:title>
    <dc:subject/>
    <meta:keyword/>
    <meta:initial-creator>OSU EECS</meta:initial-creator>
    <meta:creation-date>2017-11-03T15:46:00</meta:creation-date>
    <dc:date>2019-08-07T00:21:37.900500733</dc:date>
    <meta:print-date>2011-11-20T15:51:00</meta:print-date>
    <meta:editing-cycles>5</meta:editing-cycles>
    <meta:editing-duration>PT6M30S</meta:editing-duration>
    <meta:generator>LibreOffice/6.1.5.2$Linux_X86_64 LibreOffice_project/10$Build-2</meta:generator>
    <meta:document-statistic meta:table-count="0" meta:image-count="0" meta:object-count="0" meta:page-count="4" meta:paragraph-count="156" meta:word-count="1041" meta:character-count="6161" meta:non-whitespace-character-count="5078"/>
    <meta:user-defined meta:name="Mendeley Citation Style_1">American Psychological Association</meta:user-defined>
  </office:meta>
</office:document-meta>
</file>